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38cm" fo:keep-together="auto"/>
    </style:style>
    <style:style style:name="Tableau1.9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68d7a" officeooo:paragraph-rsid="00768d7a" style:font-size-asian="11pt" style:font-weight-asian="normal" style:font-name-complex="Arial" style:font-size-complex="11pt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68d7a" officeooo:paragraph-rsid="00768d7a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6ad18" officeooo:paragraph-rsid="0076ad1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86e69" officeooo:paragraph-rsid="00786f2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721293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6984c7" officeooo:paragraph-rsid="006984c7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6984c7" officeooo:paragraph-rsid="00731ea9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f7942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10f1b"/>
    </style:style>
    <style:style style:name="T15" style:family="text">
      <style:text-properties officeooo:rsid="0075fb45"/>
    </style:style>
    <style:style style:name="T16" style:family="text">
      <style:text-properties officeooo:rsid="0080e9cc"/>
    </style:style>
    <style:style style:name="T17" style:family="text">
      <style:text-properties officeooo:rsid="0081ea44"/>
    </style:style>
    <style:style style:name="T18" style:family="text">
      <style:text-properties officeooo:rsid="008316c9"/>
    </style:style>
    <style:style style:name="T19" style:family="text">
      <style:text-properties officeooo:rsid="0076bea9"/>
    </style:style>
    <style:style style:name="T20" style:family="text">
      <style:text-properties officeooo:rsid="0087fad9"/>
    </style:style>
    <style:style style:name="T21" style:family="text">
      <style:text-properties officeooo:rsid="008793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771464621728">
          <table:table-cell table:style-name="Table1.A1" office:value-type="string">
            <text:p text:style-name="P23">La dernière fois </text:p>
          </table:table-cell>
          <table:table-cell table:style-name="Table1.A1" office:value-type="string">
            <text:p text:style-name="P22"><text:span text:style-name="T4">P</text:span><text:span text:style-name="T3">our aujourd’hui :</text:span></text:p>
          </table:table-cell>
          <table:table-cell table:style-name="Table1.C1" office:value-type="string">
            <text:p text:style-name="P21">suivi : </text:p>
          </table:table-cell>
        </table:table-row>
        <table:table-row table:style-name="TableLine94771489957392">
          <table:table-cell table:style-name="Table1.A2" office:value-type="string">
            <text:p text:style-name="P29">Nous avons:</text:p>
            <text:p text:style-name="P29">- corrigé <text:span text:style-name="T15">l'</text:span>entraînement</text:p>
            <text:p text:style-name="P29">- fini l'activité 4</text:p>
            <text:p text:style-name="P29">- commencé les exercices 1,2,4 en groupe</text:p>
          </table:table-cell>
          <table:table-cell table:style-name="Table1.A2" office:value-type="string">
            <text:p text:style-name="P30">exercices 1,3,4</text:p>
          </table:table-cell>
          <table:table-cell table:style-name="Table1.C2" office:value-type="string">
            <text:p text:style-name="P28">PUNITION LORIANE non rendu </text:p>
            <text:p text:style-name="P28">Lorianne : Papier ranger porte-vues</text:p>
            <text:p text:style-name="P28">punition nathan</text:p>
            <text:p text:style-name="P28">punition jules</text:p>
            <text:p text:style-name="P28">punition lorianne x 4</text:p>
          </table:table-cell>
        </table:table-row>
      </table:table>
      <text:p text:style-name="P20"/>
      <text:p text:style-name="P15"><text:span text:style-name="T14">1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7"><text:span text:style-name="T6">c</text:span><text:span text:style-name="T5">lasse : <text:s/></text:span><text:span text:style-name="T7">4e</text:span><text:span text:style-name="T8">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4">rappel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5">Correction exercices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6">
          <table:table-cell table:style-name="Tableau1.A6" office:value-type="string">
            <text:p text:style-name="P7">Récréation</text:p>
          </table:table-cell>
          <table:table-cell table:style-name="Tableau1.B6" office:value-type="string">
            <text:p text:style-name="P8"/>
          </table:table-cell>
          <table:table-cell table:style-name="Tableau1.A6" office:value-type="string">
            <text:p text:style-name="P8"/>
          </table:table-cell>
        </table:table-row>
        <table:table-row table:style-name="Tableau1.7">
          <table:table-cell table:style-name="Tableau1.A4" office:value-type="string">
            <text:p text:style-name="P26">Tache complexe noté (en groupe)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7">
          <table:table-cell table:style-name="Tableau1.A4" office:value-type="string">
            <text:p text:style-name="P27">B<text:span text:style-name="T16">ataille scientifique</text:span><text:span text:style-name="T20">(30min)</text:span><text:span text:style-name="T16"> o</text:span><text:span text:style-name="T17">u exercices </text:span><text:span text:style-name="T21">5,6,2</text:span><text:span text:style-name="T17"> du chapitre en </text:span><text:span text:style-name="T18">groupe</text:span>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9">
          <table:table-cell table:style-name="Tableau1.A6" office:value-type="string">
            <text:p text:style-name="P6">Agenda <text:span text:style-name="T12">+ matériel + tables</text:span></text:p>
          </table:table-cell>
          <table:table-cell table:style-name="Tableau1.B6" office:value-type="string">
            <text:p text:style-name="P11"/>
          </table:table-cell>
          <table:table-cell table:style-name="Tableau1.A6" office:value-type="string">
            <text:p text:style-name="P13">5min</text:p>
          </table:table-cell>
        </table:table-row>
      </table:table>
      <text:p text:style-name="P12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71461327872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3">T</text:span>ravail <text:span text:style-name="T13">non fait</text:span></text:p>
          </table:table-cell>
          <table:table-cell table:style-name="Tableau2.A1" office:value-type="string">
            <text:p text:style-name="P19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9M6S</meta:editing-duration>
    <meta:editing-cycles>26</meta:editing-cycles>
    <meta:generator>LibreOffice/7.0.4.2$Linux_X86_64 LibreOffice_project/00$Build-2</meta:generator>
    <meta:creation-date>2021-02-04T16:16:38.289524303</meta:creation-date>
    <meta:initial-creator>J Cercy</meta:initial-creator>
    <dc:date>2021-06-01T08:23:03.983858809</dc:date>
    <dc:creator>J Cercy</dc:creator>
    <meta:document-statistic meta:table-count="3" meta:image-count="0" meta:object-count="0" meta:page-count="1" meta:paragraph-count="32" meta:word-count="94" meta:character-count="596" meta:non-whitespace-character-count="526"/>
    <meta:template xlink:type="simple" xlink:actuate="onRequest" xlink:title="fiche_de_prep_type" xlink:href="../fiche_de_prep_type.ott" meta:date="2021-02-04T16:16:36.866451548"/>
  </office:meta>
</office:document-meta>
</file>